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3.979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olfSwing-anim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7:40:38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012" calcext:value-type="float">
            <text:p>0.3012</text:p>
          </table:table-cell>
          <table:table-cell office:value-type="float" office:value="19.1555" calcext:value-type="float">
            <text:p>19.1555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6935" calcext:value-type="float">
            <text:p>0.69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40:47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328" calcext:value-type="float">
            <text:p>0.3328</text:p>
          </table:table-cell>
          <table:table-cell table:style-name="ce2" office:value-type="float" office:value="20.9018" calcext:value-type="float">
            <text:p>20.9018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6637" calcext:value-type="float">
            <text:p>0.66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40:54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293" calcext:value-type="float">
            <text:p>0.3293</text:p>
          </table:table-cell>
          <table:table-cell office:value-type="float" office:value="20.0141" calcext:value-type="float">
            <text:p>20.0141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6688" calcext:value-type="float">
            <text:p>0.66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41:05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179" calcext:value-type="float">
            <text:p>0.3179</text:p>
          </table:table-cell>
          <table:table-cell office:value-type="float" office:value="20.2646" calcext:value-type="float">
            <text:p>20.2646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41:1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164" calcext:value-type="float">
            <text:p>0.3164</text:p>
          </table:table-cell>
          <table:table-cell office:value-type="float" office:value="19.6023" calcext:value-type="float">
            <text:p>19.6023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6811" calcext:value-type="float">
            <text:p>0.68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41:23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table:style-name="ce2" office:value-type="float" office:value="0.3577" calcext:value-type="float">
            <text:p>0.3577</text:p>
          </table:table-cell>
          <table:table-cell office:value-type="float" office:value="20.2663" calcext:value-type="float">
            <text:p>20.2663</text:p>
          </table:table-cell>
          <table:table-cell office:value-type="float" office:value="0.974" calcext:value-type="float">
            <text:p>0.974</text:p>
          </table:table-cell>
          <table:table-cell table:style-name="ce2" office:value-type="float" office:value="0.6385" calcext:value-type="float">
            <text:p>0.63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7:43:49.109065744</dc:date>
    <meta:editing-duration>PT2M3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